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Table_20_Contents">
      <style:paragraph-properties fo:text-align="center" style:justify-single-word="false"/>
      <style:text-properties style:font-name="Tahoma1" fo:font-size="12pt" style:font-size-asian="12pt" style:font-size-complex="12pt"/>
    </style:style>
    <style:style style:name="P3"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4" style:family="paragraph" style:parent-style-name="Table_20_Contents">
      <style:text-properties fo:font-style="italic" style:font-style-asian="italic" style:font-style-complex="italic"/>
    </style:style>
    <style:style style:name="P5" style:family="paragraph" style:parent-style-name="Spec_20_-_20_Paragraphe_20_standard">
      <style:paragraph-properties fo:margin-left="0cm" fo:margin-right="0cm" fo:text-indent="0cm" style:auto-text-indent="false"/>
    </style:style>
    <style:style style:name="P6"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7" style:family="paragraph" style:parent-style-name="Spec_20_-_20_Sous-titre_20_du_20_document">
      <style:text-properties fo:color="#000000"/>
    </style:style>
    <style:style style:name="P8" style:family="paragraph" style:parent-style-name="Spec_20_-_20_Table_20_des_20_matières_20_-_20_Titre">
      <style:paragraph-properties fo:break-before="page"/>
    </style:style>
    <style:style style:name="P9"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0"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1" style:family="paragraph" style:parent-style-name="Text_20_body">
      <style:text-properties officeooo:paragraph-rsid="000dee15"/>
    </style:style>
    <style:style style:name="P12" style:family="paragraph" style:parent-style-name="Heading_20_1">
      <style:paragraph-properties fo:break-before="page"/>
    </style:style>
    <style:style style:name="T1" style:family="text">
      <style:text-properties fo:language="de" fo:country="DE"/>
    </style:style>
    <style:style style:name="T2" style:family="text">
      <style:text-properties fo:language="fr" fo:country="FR"/>
    </style:style>
    <style:style style:name="T3" style:family="text">
      <style:text-properties officeooo:rsid="000dee15"/>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6">Dossier bilan</text:p>
      <text:p text:style-name="P7">Projet GSTP</text:p>
      <text:p text:style-name="Spec_20_-_20_Sous-titre_20_du_20_document"/>
      <text:p text:style-name="P5"/>
      <text:p text:style-name="P5"/>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Monica Golumbeanu</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2">Référence</text:p>
          </table:table-cell>
          <table:table-cell table:style-name="Tableau2.A1" office:value-type="string">
            <text:p text:style-name="P3">NOM DOC REF</text:p>
          </table:table-cell>
          <table:table-cell table:style-name="Tableau2.A1" office:value-type="string">
            <text:p text:style-name="P2">Version</text:p>
          </table:table-cell>
          <table:table-cell table:style-name="Tableau2.D1" office:value-type="float" office:value="36526">
            <text:p text:style-name="P2">1.0</text:p>
          </table:table-cell>
        </table:table-row>
        <table:table-row>
          <table:table-cell table:style-name="Tableau2.A2" office:value-type="string">
            <text:p text:style-name="P2">Avancement</text:p>
          </table:table-cell>
          <table:table-cell table:style-name="Tableau2.A2" office:value-type="string">
            <text:p text:style-name="P3">Terminé</text:p>
          </table:table-cell>
          <table:table-cell table:style-name="Tableau2.C2" table:number-rows-spanned="2" table:number-columns-spanned="2" office:value-type="string">
            <text:p text:style-name="P3">VALIDÉ</text:p>
          </table:table-cell>
          <table:covered-table-cell/>
        </table:table-row>
        <table:table-row>
          <table:table-cell table:style-name="Tableau2.A2" office:value-type="string">
            <text:p text:style-name="P2">Dernière mise à jour</text:p>
          </table:table-cell>
          <table:table-cell table:style-name="Tableau2.B3" office:value-type="date" office:date-value="2011-06-03">
            <text:p text:style-name="P3">06/03/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 <text:s text:c="12"/>OK Chef de Projet</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6-03">
            <text:p text:style-name="P4">06/03/11</text:p>
          </table:table-cell>
          <table:table-cell table:style-name="Tableau3.A2" office:value-type="string">
            <text:p text:style-name="Table_20_Contents">Responsable</text:p>
          </table:table-cell>
          <table:table-cell table:style-name="Tableau3.D2" office:value-type="string">
            <text:p text:style-name="P4">Monica Golumbeanu</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8">Table des matières</text:p>
          </text:index-title>
          <text:p text:style-name="P9">1 <text:s text:c="2"/>Introduction<text:tab/><text:a xlink:type="simple" xlink:href="#__RefHeading__494_297275160" text:style-name="Internet_20_link" text:visited-style-name="Internet_20_link">3</text:a></text:p>
          <text:p text:style-name="P9">2 <text:s text:c="2"/>Bilan chef de projet<text:tab/><text:a xlink:type="simple" xlink:href="#__RefHeading__562_53713733" text:style-name="Internet_20_link" text:visited-style-name="Internet_20_link">3</text:a></text:p>
          <text:p text:style-name="P10">2.1 <text:s/>Organisation du projet, travail demandé, planning proposé<text:tab/><text:a xlink:type="simple" xlink:href="#__RefHeading__564_53713733" text:style-name="Internet_20_link" text:visited-style-name="Internet_20_link">3</text:a></text:p>
          <text:p text:style-name="P10">2.2 <text:s/>Charge de travail<text:tab/><text:a xlink:type="simple" xlink:href="#__RefHeading__566_53713733" text:style-name="Internet_20_link" text:visited-style-name="Internet_20_link">3</text:a></text:p>
          <text:p text:style-name="P10">2.3 <text:s/>Méthode d'affectation des tâches – Deadlines et écheances<text:tab/><text:a xlink:type="simple" xlink:href="#__RefHeading__568_53713733" text:style-name="Internet_20_link" text:visited-style-name="Internet_20_link">4</text:a></text:p>
          <text:p text:style-name="P10">2.4 <text:s/>Suivi du travail<text:tab/><text:a xlink:type="simple" xlink:href="#__RefHeading__570_53713733" text:style-name="Internet_20_link" text:visited-style-name="Internet_20_link">4</text:a></text:p>
          <text:p text:style-name="P10">2.5 <text:s/>Autres suggestions<text:tab/><text:a xlink:type="simple" xlink:href="#__RefHeading__572_53713733" text:style-name="Internet_20_link" text:visited-style-name="Internet_20_link">5</text:a></text:p>
          <text:p text:style-name="P9">3 <text:s text:c="2"/>BILAN EQUIPE<text:tab/><text:a xlink:type="simple" xlink:href="#__RefHeading__574_53713733" text:style-name="Internet_20_link" text:visited-style-name="Internet_20_link">5</text:a></text:p>
        </text:index-body>
      </text:table-of-content>
      <text:p text:style-name="Standard"/>
      <text:p text:style-name="Standard"/>
      <text:p text:style-name="Standard"/>
      <text:h text:style-name="P12" text:outline-level="1"><text:bookmark text:name="__RefHeading__494_297275160"/>Introduction<text:bookmark-end text:name="__RefHeading__494_297275160"/></text:h>
      <text:p text:style-name="Text_20_body"/>
      <text:p text:style-name="Text_20_body"><text:tab/>Ce dossier constitue le bilan du chef de projet ainsi que les bilans personnels des membres de l'équipe. Il regroupe plusieurs analyses qui ont été ménées selon plusieurs points de vue. Son but est de faire une synthèse permettant surtout d'améliorer le travail de l'équipe sur plusieurs plans: gestion de projet, qualité, travail en équipe, outils, savoir-faire, etc.</text:p>
      <text:p text:style-name="Text_20_body"/>
      <text:h text:style-name="Heading_20_1" text:outline-level="1"><text:bookmark text:name="__RefHeading__562_53713733"/>Bilan chef de projet<text:bookmark-end text:name="__RefHeading__562_53713733"/></text:h>
      <text:h text:style-name="Heading_20_2" text:outline-level="2"><text:bookmark text:name="__RefHeading__564_53713733"/>Organisation du projet, travail demandé, planning proposé<text:bookmark-end text:name="__RefHeading__564_53713733"/></text:h>
      <text:p text:style-name="Text_20_body"><text:tab/>Ce projet longue durée a été différent par rapport aux autres travaux pratiques réalisés préc<text:span text:style-name="T3">é</text:span>d<text:span text:style-name="T3">e</text:span>mment. </text:p>
      <text:p text:style-name="P11"><text:tab/>Premièrement, <text:span text:style-name="T3">ce fut</text:span> le plus long projet qu'on a eu jusqu'à présent. Cela <text:span text:style-name="T3">a</text:span> nécessité une gestion et un suivi continus et rig<text:span text:style-name="T3">o</text:span>ureux afin d'éviter les retards. Le planning fourni par les professeurs responsables m'a beaucoup aidé au démarrage du projet. <text:span text:style-name="T3">À</text:span> partir de ce planning j'ai pu constituer un tableau de bord global pour le projet qui a beaucoup facilité le suivi. Un tableau hebdomadaire a été aussi construit.</text:p>
      <text:p text:style-name="Text_20_body"><text:tab/>Deuxièmement, le sujet <text:span text:style-name="T3">était</text:span> très compl<text:span text:style-name="T3">e</text:span>xe. Il a regroupé deux cours et s'est basé sur un domaine qui n<text:span text:style-name="T3">e nous </text:span>était pas familier (BTP). J'ai du bien étudier préalablement l'appel d'offre afin de r<text:span text:style-name="T3">e</text:span>p<text:span text:style-name="T3">é</text:span>rer les parties clés et pouvoir guider mon équipe. Un dialogue continu avec les enseignants m'a permis de bien comprendre ce qui <text:span text:style-name="T3">était</text:span> demandé et <text:span text:style-name="T3">de</text:span> bien attribuer des tâches aux membres de l'équipe.</text:p>
      <text:p text:style-name="Text_20_body"><text:tab/>J'ai trouvé difficile au début d'évaluer les compétences de chacun des membres de l'équipe, surtout quand j'ai d<text:span text:style-name="T3">û</text:span> établir les r<text:span text:style-name="T3">e</text:span>sponsables (qualité, communication, outils, etc.). En tant que premier projet avec un nouveau hexan<text:span text:style-name="T3">ô</text:span>me, je ne connaissais pas le style de travail de chacun et les points forts et faibles. J'ai d<text:span text:style-name="T3">é</text:span>couvert progressivement les profils de chacun et j'ai réussi à adapter le travail pour tous.</text:p>
      <text:h text:style-name="Heading_20_2" text:outline-level="2"><text:bookmark text:name="__RefHeading__566_53713733"/>Charge de travail<text:bookmark-end text:name="__RefHeading__566_53713733"/></text:h>
      <text:p text:style-name="Text_20_body"><text:tab/>En termes de charge de travail, j'ai essayé toujours d'équilibrer les quotas des heures travaillées par chacun. Cela a été facilité par les fiches de suivi individuels où chacun a marqué son travail accordé pour chaque tâche.</text:p>
      <text:p text:style-name="Text_20_body"><text:tab/>Le planning fourni par les enseignants propose une charge équilibrée avec une exception. J'ai remarqué et fait confirmer aussi par les autres groupes que seulement une s<text:span text:style-name="T3">é</text:span>ance ne suffit pas pour construire la cible fonctionnelle et d<text:span text:style-name="T3">é</text:span>terminer les axes de progrès (étape Expression des Besoins). Pendant cette période on a passé des heures hors séance pour finir le travail. Je proposerais d'enlever une heure de l'étape Construction des solutions et de l'allouer pour la réalisation de la cible fonctionnelle. </text:p>
      <text:p text:style-name="Text_20_body">En ce qui concerne la construction des deux solutions, j'ai constitué deux équipes afin de gagner du temps et respecter le planning. J'ai pris cette d<text:span text:style-name="T3">é</text:span>cision car le temps pour l'élaboration de la solution spécifique était trop court (1 séance) et il y aurait eu un retard si on avait tous commencé à travailler que sur la solution spécifique. De plus, des explications pour réaliser la solution ERP ont été fournis pendant la même séance par les enseignants et j'ai considéré <text:span text:style-name="T3">cela comme</text:span> une su<text:span text:style-name="T3">g</text:span>gestion de leur part <text:span text:style-name="T3">pour</text:span> démarrer les deux solutions en parallèle. Par contre, les explications fournies pour la solutions ERP en séance 2 auraient été nécessaires pendant la première séance et auraient fait gagner du temps pour l'équipe <text:soft-page-break/>ERP. Peut être allouer une séance de plus à la phase de construction des solutions et deux sous-phases pour réaliser chaque solution pourraient résoudre ce problème.</text:p>
      <text:h text:style-name="Heading_20_2" text:outline-level="2"><text:bookmark text:name="__RefHeading__568_53713733"/>Méthode d'affectation des tâches – Deadlines et écheances<text:bookmark-end text:name="__RefHeading__568_53713733"/></text:h>
      <text:p text:style-name="Text_20_body"><text:tab/>Pour avoir un meilleur contrôle sur le suivi et l'organisation de mon équipe, j'ai mis en place un système spécial pour attribuer les tâches. J'avais déjà appliqué cette méthode avec mon ancien hexan<text:span text:style-name="T3">ô</text:span>me et j'avais obtenu des bons résultats.</text:p>
      <text:p text:style-name="P11"><text:tab/>La méthode consiste à toujours donne<text:span text:style-name="T3">r</text:span> des deadlines pour les tâches. Pour chaque séance j'envoyais un mail avec les tâches suivantes. Chaque tâche était suivie du temps prévu pour son réalisation et l<text:span text:style-name="T3">a</text:span> deadline/échéance. Si jamais quelqu'un ne pouvait pas respecter le deadline il devait m'informer avant l'échéance et donner ses disponibilités. Les retards non signalés <text:span text:style-name="T3">étaient</text:span> sanctionnés. En fonction de <text:span text:style-name="T3">ç</text:span>a, soit je réorganisais le travail soit je repoussais le travail pour plus tard. Pour éviter d'arriver en retard je prenais toujours une marge de deux jours qui permettait ainsi de prolonger les deadlines pour ceux qui ne les respectaient pas. </text:p>
      <text:p text:style-name="Text_20_body"><text:tab/>Chaque retard non signalé était penalisé par l'attribution des points de retard qui influençaient l'évaluation finale pour chaque membre.</text:p>
      <text:p text:style-name="Text_20_body"><text:tab/>Il y a eu presque chaque semaine des deadlines prolongés mais on n'a pas eu des délais par rapport aux deadlines des professeurs grâce à la marge de deux jours que j'ai pris<text:span text:style-name="T3">e</text:span> à chaque fois.</text:p>
      <text:h text:style-name="Heading_20_2" text:outline-level="2"><text:bookmark text:name="__RefHeading__570_53713733"/>Suivi du travail<text:bookmark-end text:name="__RefHeading__570_53713733"/></text:h>
      <text:p text:style-name="Text_20_body"><text:tab/>Au début du projet j<text:span text:style-name="T3">e n</text:span>'ai réalisé que des tâches de gestion de projet mais à partir de la 3<text:span text:style-name="T3">è</text:span>me séance j'ai commencé à m'impliquer dans le travail et aider mon équipe. J'ai organisé mon travail d'une façon qui me permettait de voir à peu près tout et de savoir ainsi tout ce que les membres de l'équipe ont fait. Par exemple, dans la phase de construction des solutions, j'ai premièrement fait partie de l'équipe chargée de construire la solution spécifique et après une séance où on a établi les bases de cette solution, j'ai changé et commencé à travailler pour la solution standard. Ainsi j'ai réussi à avoir une vue complète des deux qui a été très utile pour faire ensuite la synthèse des deux solutions.</text:p>
      <text:h text:style-name="Heading_20_2" text:outline-level="2"><text:bookmark text:name="__RefHeading__572_53713733"/>Autres suggestions<text:bookmark-end text:name="__RefHeading__572_53713733"/></text:h>
      <text:p text:style-name="Text_20_body"><text:tab/>Globalement, ce projet a été très enrichissant. Ça m'a permis d'améliorer mes techniques de gestion de projet mais aussi de comprendre quelle est la démarche de construction des solutions pour répondre aux besoins des entreprises.</text:p>
      <text:p text:style-name="Text_20_body"><text:tab/>Comme suggestion je pourrai peut être proposer de diversifier le thème du sujet, et proposer des nouve<text:span text:style-name="T3">lles</text:span> situations et domaines. Par exemple, au lieu de la gestion d'un parc matériel proposer la gestion des patients dans un hospital, ou bien d'autres systèmes qui peuvent attirer plus l'implication des <text:s/>étudiants qu<text:span text:style-name="T3">e</text:span> celui du BTP. En tant que chef de projet j'ai remarqué des baisses de motivation de la part de mon équipe dues <text:span text:style-name="T3">au</text:span> manque d'intérêt pour le domaine du BTP. Je trouve que c'est dommage de ne pas pouvoir découvrir le contenu en totalité juste à cause d'une réticence pour la forme.</text:p>
      <text:p text:style-name="Text_20_body"/>
      <text:h text:style-name="P12" text:outline-level="1"><text:bookmark text:name="__RefHeading__574_53713733"/>BILAN EQUIPE<text:bookmark-end text:name="__RefHeading__574_5371373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Dossier Bilan</text:p>
      </style:header>
      <style:footer>
        <text:p text:style-name="Spec_20_-_20_Note_20_de_20_bas_20_de_20_page">Page <text:page-number text:select-page="current">5</text:page-number> sur <text:page-count>5</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6T14:22:56.51</meta:creation-date>
    <meta:editing-duration>PT02H01M09S</meta:editing-duration>
    <meta:editing-cycles>11</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M </meta:initial-creator>
    <dc:date>2011-03-11T15:53:12</dc:date>
    <dc:creator>Billy </dc:creator>
    <meta:document-statistic meta:table-count="2" meta:image-count="0" meta:object-count="0" meta:page-count="5" meta:paragraph-count="54" meta:word-count="1132" meta:character-count="6912"/>
    <meta:user-defined meta:name="Info 2"/>
    <meta:user-defined meta:name="Info 3"/>
    <meta:user-defined meta:name="Info 4"/>
    <meta:user-defined meta:name="License">&lt;a href="http://templates.services.openoffice.org/bsd-license"&gt;BSD&lt;/a&gt; </meta:user-defined>
  </office:meta>
</office:document-meta>
</file>